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officeooo:rsid="000859ae" officeooo:paragraph-rsid="000859ae"/>
    </style:style>
    <style:style style:name="P2" style:family="paragraph" style:parent-style-name="Text_20_body" style:list-style-name="L1">
      <style:text-properties officeooo:rsid="0008f916" officeooo:paragraph-rsid="0008f916"/>
    </style:style>
    <style:style style:name="P3" style:family="paragraph" style:parent-style-name="Text_20_body" style:list-style-name="L1">
      <style:text-properties officeooo:rsid="000ac6ca" officeooo:paragraph-rsid="000ac6ca"/>
    </style:style>
    <style:style style:name="P4" style:family="paragraph" style:parent-style-name="Text_20_body" style:list-style-name="L1">
      <style:text-properties officeooo:rsid="000c4a02" officeooo:paragraph-rsid="000c4a02"/>
    </style:style>
    <style:style style:name="P5" style:family="paragraph" style:parent-style-name="Text_20_body" style:list-style-name="L1">
      <style:text-properties officeooo:rsid="000da095" officeooo:paragraph-rsid="000da095"/>
    </style:style>
    <style:style style:name="P6" style:family="paragraph" style:parent-style-name="Text_20_body" style:list-style-name="L1">
      <style:text-properties officeooo:rsid="000f4c22" officeooo:paragraph-rsid="000f4c22"/>
    </style:style>
    <style:style style:name="P7" style:family="paragraph" style:parent-style-name="Text_20_body">
      <style:text-properties officeooo:rsid="000f4c22" officeooo:paragraph-rsid="000f4c22"/>
    </style:style>
    <style:style style:name="P8" style:family="paragraph" style:parent-style-name="Text_20_body" style:list-style-name="L2">
      <style:text-properties officeooo:rsid="000f4c22" officeooo:paragraph-rsid="000f4c22"/>
    </style:style>
    <style:style style:name="P9" style:family="paragraph" style:parent-style-name="Text_20_body">
      <style:text-properties officeooo:paragraph-rsid="000f4c22"/>
    </style:style>
    <style:style style:name="P10" style:family="paragraph" style:parent-style-name="Text_20_body" style:list-style-name="L2">
      <style:text-properties officeooo:rsid="00108910" officeooo:paragraph-rsid="00108910"/>
    </style:style>
    <style:style style:name="P11" style:family="paragraph" style:parent-style-name="Text_20_body">
      <style:text-properties officeooo:rsid="00108910" officeooo:paragraph-rsid="00108910"/>
    </style:style>
    <style:style style:name="P12" style:family="paragraph" style:parent-style-name="Text_20_body" style:list-style-name="L3">
      <style:text-properties fo:color="#660066" officeooo:rsid="0010fc6f" officeooo:paragraph-rsid="0010fc6f"/>
    </style:style>
    <style:style style:name="P13" style:family="paragraph" style:parent-style-name="Text_20_body" style:list-style-name="L3">
      <style:text-properties fo:color="#660066" officeooo:rsid="00108910" officeooo:paragraph-rsid="0010fc6f"/>
    </style:style>
    <style:style style:name="P14" style:family="paragraph" style:parent-style-name="Text_20_body">
      <style:text-properties officeooo:rsid="0012675a" officeooo:paragraph-rsid="0012675a"/>
    </style:style>
    <style:style style:name="P15" style:family="paragraph" style:parent-style-name="Text_20_body">
      <style:text-properties officeooo:rsid="00127c2d" officeooo:paragraph-rsid="00127c2d"/>
    </style:style>
    <style:style style:name="P16" style:family="paragraph" style:parent-style-name="Text_20_body">
      <style:text-properties officeooo:rsid="001397a9" officeooo:paragraph-rsid="001397a9"/>
    </style:style>
    <style:style style:name="P17" style:family="paragraph" style:parent-style-name="Title">
      <style:text-properties fo:language="el" fo:country="GR" officeooo:rsid="0007790f" officeooo:paragraph-rsid="0007790f"/>
    </style:style>
    <style:style style:name="P18" style:family="paragraph" style:parent-style-name="Heading_20_1">
      <style:text-properties officeooo:rsid="000859ae" officeooo:paragraph-rsid="000859ae"/>
    </style:style>
    <style:style style:name="P19" style:family="paragraph" style:parent-style-name="Heading_20_1">
      <style:text-properties officeooo:rsid="000f4c22" officeooo:paragraph-rsid="000f4c22"/>
    </style:style>
    <style:style style:name="P20" style:family="paragraph" style:parent-style-name="Heading_20_2">
      <style:text-properties officeooo:rsid="000f4c22" officeooo:paragraph-rsid="000f4c22"/>
    </style:style>
    <style:style style:name="P21" style:family="paragraph" style:parent-style-name="Heading_20_2">
      <style:text-properties officeooo:rsid="001397a9" officeooo:paragraph-rsid="001397a9"/>
    </style:style>
    <style:style style:name="T1" style:family="text">
      <style:text-properties officeooo:rsid="0008f916"/>
    </style:style>
    <style:style style:name="T2" style:family="text">
      <style:text-properties officeooo:rsid="000ac6ca"/>
    </style:style>
    <style:style style:name="T3" style:family="text">
      <style:text-properties fo:background-color="#ffff00" loext:char-shading-value="0"/>
    </style:style>
    <style:style style:name="T4" style:family="text">
      <style:text-properties officeooo:rsid="0010fc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Οδ<text:span text:style-name="T1">ηγιες κατασκευης</text:span></text:p>
      <text:h text:style-name="P18" text:outline-level="1">Υλικα <text:span text:style-name="T1">προτοτυπου</text:span></text:h>
      <text:list xml:id="list4155176818593757001" text:style-name="L1">
        <text:list-item>
          <text:p text:style-name="P1">Ξυλινη επιφανεια triplex, παχος 9 mm, διαστασεις 122x244 <text:span text:style-name="T1">c</text:span>m</text:p>
        </text:list-item>
        <text:list-item>
          <text:p text:style-name="P1">2x φυλλα ανοξειδωτο ατσαλι, παχος 1.5 mm, διαστασεις 1<text:span text:style-name="T1">00x100 cm</text:span></text:p>
        </text:list-item>
        <text:list-item>
          <text:p text:style-name="P2">2x σωληνες αλουμινιου, διαμετρου 10 mm, υψους 2 m</text:p>
        </text:list-item>
        <text:list-item>
          <text:p text:style-name="P2">3x σωληνες αλουμινιου, διαμετρου 6 mm, υψους 1 m</text:p>
        </text:list-item>
        <text:list-item>
          <text:p text:style-name="P2">8x<text:span text:style-name="T2"> </text:span>μεντεσεδες, <text:span text:style-name="T2">ανοξειδωτο ατσαλι</text:span>, 44x31x0.9 mm, τρυπες 4.5 mm</text:p>
          <text:list>
            <text:list-item>
              <text:p text:style-name="P2"><text:a xlink:type="simple" xlink:href="http://www.amazon.co.uk/Stainless-Steel-Cabinet-Hinges-Silver/dp/B00NWEJ4HG/ref=sr_1_4?ie=UTF8&amp;qid=1444169210&amp;sr=8-4" text:style-name="Internet_20_link" text:visited-style-name="Visited_20_Internet_20_Link">http://www.amazon.co.uk/Stainless-Steel-Cabinet-Hinges-Silver/dp/B00NWEJ4HG/ref=sr_1_4?ie=UTF8&amp;qid=1444169210&amp;sr=8-4</text:a></text:p>
            </text:list-item>
          </text:list>
        </text:list-item>
        <text:list-item>
          <text:p text:style-name="P3">6x ασημενια grommets, διαμετρου 5 mm</text:p>
        </text:list-item>
        <text:list-item>
          <text:p text:style-name="P4">Υφασμα lycra, <text:span text:style-name="T3">διαστασεις?</text:span></text:p>
        </text:list-item>
        <text:list-item>
          <text:p text:style-name="P5">6x κυλινδρικα ξυλακια, διαμετρου 5 mm, μηκους 4 cm</text:p>
        </text:list-item>
        <text:list-item>
          <text:p text:style-name="P6">6x κρατηματα για σωληνες <text:span text:style-name="T3">(καλυτερη ονομασια? Διαστασεις?)</text:span></text:p>
        </text:list-item>
      </text:list>
      <text:h text:style-name="P19" text:outline-level="1">Κατασκευη</text:h>
      <text:h text:style-name="P20" text:outline-level="2">Ξυλινες επιφανειες</text:h>
      <text:p text:style-name="P9"/>
      <text:h text:style-name="P20" text:outline-level="2">Μεταλικες επιφανειες</text:h>
      <text:p text:style-name="P7">Απο τα 2 μεγαλα φυλλα ατσαλιου κατασκευαζονται τα εξης μεταλλικα μερη:</text:p>
      <text:list xml:id="list2734733857302703112" text:style-name="L2">
        <text:list-item>
          <text:p text:style-name="P8">Διατρητη επιφανεια για κρεμασμα αντικειμενων</text:p>
        </text:list-item>
        <text:list-item>
          <text:p text:style-name="P8">Επιγραφη με το branding του δημου</text:p>
        </text:list-item>
        <text:list-item>
          <text:p text:style-name="P10">Πλαινες στηλες στηρηξης των μερων</text:p>
        </text:list-item>
        <text:list-item>
          <text:p text:style-name="P10">Πλαινα διακοσμητικα στοιχεια για βιδωματα των μερων πανω στις πλαινες στηλες</text:p>
        </text:list-item>
        <text:list-item>
          <text:p text:style-name="P10">Ενδιαμεσα μηχανισμου των ποδιων</text:p>
        </text:list-item>
      </text:list>
      <text:p text:style-name="P11">Τα παραπανω κοβονται απο τα φυλλα ατσαλιου με την μεθοδο του laser cutting. Για το προτοτυπο μας χρησιμοποιησαμε τα εξης αρχεια:</text:p>
      <text:list xml:id="list6820513452416564080" text:style-name="L3">
        <text:list-item>
          <text:p text:style-name="P13">metal/<text:span text:style-name="T4">perforation_logolabel.svg</text:span></text:p>
        </text:list-item>
        <text:list-item>
          <text:p text:style-name="P12">metal/decoration_sides_legdetails.svg</text:p>
        </text:list-item>
      </text:list>
      <text:h text:style-name="P20" text:outline-level="2"><text:soft-page-break/>Τα ποδια</text:h>
      <text:p text:style-name="P14">Τα ποδια κατασκευαζονται απο τους 2 διμετρους σωληνες αλουμινιου. Καθε ποδι εχει υπολογιστει στα 35.35 cm. </text:p>
      <text:p text:style-name="P14">Αρχικα κοβουμε απο τον καθε σωληνα 5 κομματια των 35.35 cm το καθενα.</text:p>
      <text:p text:style-name="P14">Στη συνεχεια κοβουμε, απο την μια ακρη του καθε κομματιου, τον σωληνα σε γωνια 45 μοιρων.</text:p>
      <text:p text:style-name="P14">Τελος, ανοιγουμε 2 τρυπες σε καθε κομματι. Μια στο κεντρο της διατομης των 45 μοιρων και μια σε αποσταση 13.62 cm απο το κατω μερος του κομματιου. Οι τρυπες αυτες πρεπει να βρισκονται στην ιδια διασταση, ετσι ωστε οι βιδες που θα περασουν απο μεσα τους να ειναι παραλληλες κατα μηκος.</text:p>
      <text:p text:style-name="P15">Οι κοπες στο αλουμινιο μπορουν να γινουν πολυ ευκολα με σεγα, ειτε ηλεκτρικη ειτε χειροκινητη.</text:p>
      <text:h text:style-name="P21" text:outline-level="2">Το υφασμα</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3:34:58.328531496</meta:creation-date>
    <dc:date>2015-10-07T01:10:59.357842016</dc:date>
    <meta:editing-duration>PT49M44S</meta:editing-duration>
    <meta:editing-cycles>9</meta:editing-cycles>
    <meta:generator>LibreOffice/4.3.3.2$Linux_ARM_EABI LibreOffice_project/430m0$Build-2</meta:generator>
    <meta:document-statistic meta:table-count="0" meta:image-count="0" meta:object-count="0" meta:page-count="2" meta:paragraph-count="31" meta:word-count="278" meta:character-count="1805" meta:non-whitespace-character-count="1574"/>
  </office:meta>
</office:document-meta>
</file>